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00000000640000004B02C5236E4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co1" style:family="table-column">
      <style:table-column-properties style:column-width="7.122cm" style:use-optimal-column-width="false"/>
    </style:style>
    <style:style style:name="co2" style:family="table-column">
      <style:table-column-properties style:column-width="4.013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ro1" style:family="table-row">
      <style:table-row-properties style:row-height="1.876cm"/>
    </style:style>
    <style:style style:name="ro2" style:family="table-row">
      <style:table-row-properties style:row-height="1.877cm"/>
    </style:style>
    <style:style style:name="ce1" style:family="table-cell">
      <style:graphic-properties draw:fill="none" draw:fill-color="#0066cc"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draw:fill="none" style:repeat="repeat"/>
      <style:paragraph-properties fo:text-align="center"/>
      <style:text-properties fo:font-size="28pt" style:font-size-asian="28pt" style:font-size-complex="28pt"/>
    </style:style>
    <style:style style:name="ce3" style:family="table-cell">
      <style:graphic-properties draw:fill="none" draw:fill-gradient-name="Gradient_20_1" style:repeat="repeat"/>
      <style:text-properties fo:font-size="28pt" style:font-size-asian="28pt" style:font-size-complex="28pt"/>
    </style:style>
    <style:style style:name="ce4" style:family="table-cell">
      <style:graphic-properties draw:fill="none" draw:fill-gradient-name="Gradient_20_1" style:repeat="repeat"/>
      <style:paragraph-properties fo:text-align="center"/>
      <style:text-properties fo:font-size="44pt" style:font-size-asian="44pt" style:font-size-complex="44pt"/>
    </style:style>
    <style:style style:name="ce5" style:family="table-cell">
      <style:graphic-properties draw:fill="none" style:repeat="repeat"/>
      <style:text-properties fo:font-size="28pt" style:font-size-asian="28pt" style:font-size-complex="28pt"/>
    </style:style>
    <style:style style:name="ce6" style:family="table-cell">
      <style:graphic-properties draw:fill="none" style:repeat="repeat"/>
      <style:paragraph-properties fo:text-align="center"/>
      <style:text-properties fo:font-size="44pt" style:font-size-asian="44pt" style:font-size-complex="44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DejaVu Sans Mono'" style:font-family-generic="swiss" style:font-pitch="fixed" fo:font-size="26pt" style:font-size-asian="26pt" style:font-size-complex="26pt"/>
    </style:style>
    <style:style style:name="T6" style:family="text">
      <style:text-properties fo:font-family="Dingbats" style:font-style-name="Regular" style:font-pitch="variable" style:font-charset="x-symbol" style:font-family-asian="Dingbats" style:font-style-name-asian="Regular" style:font-pitch-asian="variable" style:font-charset-asian="x-symbol" style:font-family-complex="Dingbats" style:font-style-name-complex="Regular" style:font-pitch-complex="variable" style:font-charset-complex="x-symbol"/>
    </style:style>
    <style:style style:name="T7" style:family="text">
      <style:text-properties fo:font-family="Dingbats" style:font-style-name="Regular" style:font-pitch="variable" style:font-charset="x-symbol" fo:font-size="44pt" style:font-family-asian="Dingbats" style:font-style-name-asian="Regular" style:font-pitch-asian="variable" style:font-charset-asian="x-symbol" style:font-size-asian="44pt" style:font-family-complex="Dingbats" style:font-style-name-complex="Regular" style:font-pitch-complex="variable" style:font-charset-complex="x-symbol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 presentation:user-transformed="true">
          <draw:text-box>
            <text:p><text:s text:c="2"/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1">Clojure and Concurrency</text:span></text:p>
            <text:p text:style-name="P1"><text:span text:style-name="T2">19 May 2010</text:span></text:p>
            <text:p text:style-name="P1"/>
            <text:p text:style-name="P1"/>
            <text:p text:style-name="P1"/>
            <text:p text:style-name="P1">Chris Hous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Clojure and Concurrency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Learning a new language is hard</text:p>
              </text:list-item>
              <text:list-item>
                <text:p text:style-name="P1">Clojure may be worth it anyway</text:p>
                <text:list>
                  <text:list-item>
                    <text:p>Meta-programming</text:p>
                  </text:list-item>
                  <text:list-item>
                    <text:p>Functional programming</text:p>
                  </text:list-item>
                  <text:list-item>
                    <text:p>Pervasive immutables</text:p>
                  </text:list-item>
                  <text:list-item>
                    <text:p>Leverages a host environment (Java, .NET)</text:p>
                  </text:list-item>
                  <text:list-item>
                    <text:p>Coherent concurrency support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What is Concurrency?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oosely coordinated threads in a single process</text:p>
              </text:list-item>
              <text:list-item>
                <text:p text:style-name="P1">Not parallelism</text:p>
                <text:list>
                  <text:list-item>
                    <text:p>see pmap, fork/join lib</text:p>
                  </text:list-item>
                </text:list>
              </text:list-item>
              <text:list-item>
                <text:p text:style-name="P1">Not distributed</text:p>
                <text:list>
                  <text:list-item>
                    <text:p>see Erlang, cloud computing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What's tricky about concurrency?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ssume a Java-ish language...</text:p>
                <text:p text:style-name="P1">{</text:p>
                <text:p text:style-name="P1"><text:s text:c="4"/>a = 31;</text:p>
                <text:p text:style-name="P1"><text:s text:c="4"/>b = 11;</text:p>
                <text:p text:style-name="P1"><text:s text:c="4"/>c = a+b;</text:p>
                <text:p text:style-name="P1">}</text:p>
              </text:list-item>
              <text:list-item>
                <text:p text:style-name="P1">So what is c?</text:p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Clojure's approach...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parate <text:span text:style-name="T3">value</text:span><text:span text:style-name="T4"> from </text:span><text:span text:style-name="T3">identity</text:span></text:p>
              </text:list-item>
              <text:list-item>
                <text:p text:style-name="P1">Values are immutable</text:p>
                <text:list>
                  <text:list-item>
                    <text:p>Locals are immutable</text:p>
                  </text:list-item>
                  <text:list-item>
                    <text:p>Pure functions are encouraged</text:p>
                  </text:list-item>
                </text:list>
              </text:list-item>
              <text:list-item>
                <text:p text:style-name="P1">Identities are mutable</text:p>
                <text:list>
                  <text:list-item>
                    <text:p>Reference types provide controlled, thread-safe semantics</text:p>
                  </text:list-item>
                  <text:list-item>
                    <text:p>Atoms, Agents, Vars, Ref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Atom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>(inc 5) <text:s text:c="9"/>;=&gt; 6</text:span></text:p>
                <text:p text:style-name="P1"><text:span text:style-name="T5">(def z (atom 5))</text:span></text:p>
                <text:p text:style-name="P1"><text:span text:style-name="T5">@z <text:s text:c="14"/>;=&gt; 5</text:span></text:p>
                <text:p text:style-name="P1"><text:span text:style-name="T5">(swap! z inc) <text:s text:c="3"/>;=&gt; 6</text:span></text:p>
                <text:p text:style-name="P1"><text:span text:style-name="T5">@z <text:s text:c="14"/>;=&gt; 6</text:span></text:p>
                <text:p text:style-name="P1"/>
              </text:list-header>
            </text:list>
          </draw:text-box>
        </draw:frame>
        <draw:frame draw:style-name="standard" draw:layer="layout" svg:width="11.134cm" svg:height="9.38cm" svg:x="15.956cm" svg:y="9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Atom</text:p>
              </table:table-cell>
            </table:table-row>
            <table:table-row table:style-name="ro1">
              <table:table-cell table:style-name="ce3">
                <text:p text:style-name="P5">Asynchronous</text:p>
              </table:table-cell>
              <table:table-cell table:style-name="ce4"/>
            </table:table-row>
            <table:table-row table:style-name="ro1">
              <table:table-cell table:style-name="ce5">
                <text:p text:style-name="P5">Thread-local</text:p>
              </table:table-cell>
              <table:table-cell table:style-name="ce6"/>
            </table:table-row>
            <table:table-row table:style-name="ro1">
              <table:table-cell table:style-name="ce5">
                <text:p text:style-name="P5">Coordinated</text:p>
              </table:table-cell>
              <table:table-cell table:style-name="ce6"/>
            </table:table-row>
            <table:table-row table:style-name="ro2">
              <table:table-cell table:style-name="ce5">
                <text:p text:style-name="P5">Might retry</text:p>
              </table:table-cell>
              <table:table-cell table:style-name="ce6">
                <text:p text:style-name="P6"><text:span text:style-name="T6">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draw:style-name="standard" draw:layer="layout" svg:width="11.134cm" svg:height="9.38cm" svg:x="15.925cm" svg:y="10.2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Agent</text:p>
              </table:table-cell>
            </table:table-row>
            <table:table-row table:style-name="ro1">
              <table:table-cell table:style-name="ce3">
                <text:p text:style-name="P5">Asynchronous</text:p>
              </table:table-cell>
              <table:table-cell table:style-name="ce4">
                <text:p text:style-name="P6"><text:span text:style-name="T7"></text:span></text:p>
              </table:table-cell>
            </table:table-row>
            <table:table-row table:style-name="ro1">
              <table:table-cell table:style-name="ce5">
                <text:p text:style-name="P5">Thread-local</text:p>
              </table:table-cell>
              <table:table-cell table:style-name="ce6"/>
            </table:table-row>
            <table:table-row table:style-name="ro1">
              <table:table-cell table:style-name="ce5">
                <text:p text:style-name="P5">Coordinated</text:p>
              </table:table-cell>
              <table:table-cell table:style-name="ce6"/>
            </table:table-row>
            <table:table-row table:style-name="ro2">
              <table:table-cell table:style-name="ce5">
                <text:p text:style-name="P5">Might retry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5.199cm" svg:height="3.507cm" svg:x="1.301cm" svg:y="0.001cm" presentation:class="title">
          <draw:text-box>
            <text:p>Agent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>(def y (atom 5))</text:span></text:p>
                <text:p text:style-name="P1"><text:span text:style-name="T5">@y <text:s text:c="10"/>;=&gt; 5</text:span></text:p>
                <text:p text:style-name="P1"><text:span text:style-name="T5">y <text:s text:c="11"/>;=&gt; #&lt;Agent: 5&gt;</text:span></text:p>
                <text:p text:style-name="P1"><text:span text:style-name="T5">(send y inc) ;=&gt; #&lt;Agent: 6&gt;</text:span></text:p>
                <text:p text:style-name="P1"><text:span text:style-name="T5">@y <text:s text:c="10"/>;=&gt; 6</text:span></text:p>
                <text:p text:style-name="P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draw:style-name="standard" draw:layer="layout" svg:width="11.134cm" svg:height="9.38cm" svg:x="16.206cm" svg:y="11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Var</text:p>
              </table:table-cell>
            </table:table-row>
            <table:table-row table:style-name="ro1">
              <table:table-cell table:style-name="ce3">
                <text:p text:style-name="P5">Asynchronous</text:p>
              </table:table-cell>
              <table:table-cell table:style-name="ce4"/>
            </table:table-row>
            <table:table-row table:style-name="ro1">
              <table:table-cell table:style-name="ce5">
                <text:p text:style-name="P5">Thread-local</text:p>
              </table:table-cell>
              <table:table-cell table:style-name="ce6">
                <text:p text:style-name="P7"><text:span text:style-name="T7"></text:span></text:p>
              </table:table-cell>
            </table:table-row>
            <table:table-row table:style-name="ro1">
              <table:table-cell table:style-name="ce5">
                <text:p text:style-name="P5">Coordinated</text:p>
              </table:table-cell>
              <table:table-cell table:style-name="ce6"/>
            </table:table-row>
            <table:table-row table:style-name="ro2">
              <table:table-cell table:style-name="ce5">
                <text:p text:style-name="P5">Might retry</text:p>
              </table:table-cell>
              <table:table-cell table:style-name="ce6"/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" draw:layer="layout" svg:width="25.199cm" svg:height="3.507cm" svg:x="1.301cm" svg:y="0.001cm" presentation:class="title">
          <draw:text-box>
            <text:p>Var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rovide namespaced globals</text:p>
              </text:list-item>
              <text:list-item>
                <text:p text:style-name="P1">Provide thread-local storage</text:p>
                <text:list>
                  <text:list-item>
                    <text:p>Once thread-bound, acts as a regular variable</text:p>
                  </text:list-item>
                </text:list>
              </text:list-item>
              <text:list-item>
                <text:p text:style-name="P1">Usage patterns are an outlier compared to other reference types</text:p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draw:style-name="standard" draw:layer="layout" svg:width="11.134cm" svg:height="9.38cm" svg:x="16.206cm" svg:y="11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Ref</text:p>
              </table:table-cell>
            </table:table-row>
            <table:table-row table:style-name="ro1">
              <table:table-cell table:style-name="ce3">
                <text:p text:style-name="P5">Asynchronous</text:p>
              </table:table-cell>
              <table:table-cell table:style-name="ce4"/>
            </table:table-row>
            <table:table-row table:style-name="ro1">
              <table:table-cell table:style-name="ce5">
                <text:p text:style-name="P5">Thread-local</text:p>
              </table:table-cell>
              <table:table-cell table:style-name="ce6"/>
            </table:table-row>
            <table:table-row table:style-name="ro1">
              <table:table-cell table:style-name="ce5">
                <text:p text:style-name="P5">Coordinated</text:p>
              </table:table-cell>
              <table:table-cell table:style-name="ce6">
                <text:p text:style-name="P7"><text:span text:style-name="T7"></text:span></text:p>
              </table:table-cell>
            </table:table-row>
            <table:table-row table:style-name="ro2">
              <table:table-cell table:style-name="ce5">
                <text:p text:style-name="P5">Might retry</text:p>
              </table:table-cell>
              <table:table-cell table:style-name="ce6">
                <text:p text:style-name="P7"><text:span text:style-name="T7">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25.199cm" svg:height="3.507cm" svg:x="1.301cm" svg:y="0.001cm" presentation:class="title">
          <draw:text-box>
            <text:p>Ref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>(def x (ref 5))</text:span></text:p>
                <text:p text:style-name="P1"><text:span text:style-name="T5">@x <text:s text:c="20"/>;=&gt; 5</text:span></text:p>
                <text:p text:style-name="P1"><text:span text:style-name="T5">x <text:s text:c="21"/>;=&gt; #&lt;Ref: 5&gt;</text:span></text:p>
                <text:p text:style-name="P1"><text:span text:style-name="T5">(dosync (alter x inc)) ;=&gt; 6</text:span></text:p>
                <text:p text:style-name="P1"><text:span text:style-name="T5">@x <text:s text:c="20"/>;=&gt; 6</text:span></text:p>
                <text:p text:style-name="P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Reference types</text:p>
          </draw:text-box>
        </draw:frame>
        <draw:frame draw:style-name="standard" draw:layer="layout" svg:width="23.185cm" svg:height="9.38cm" svg:x="2.162cm" svg:y="4.7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Atom</text:p>
              </table:table-cell>
              <table:table-cell>
                <text:p text:style-name="P4">Agent</text:p>
              </table:table-cell>
              <table:table-cell>
                <text:p text:style-name="P4">Var</text:p>
              </table:table-cell>
              <table:table-cell>
                <text:p text:style-name="P4">Ref</text:p>
              </table:table-cell>
            </table:table-row>
            <table:table-row table:style-name="ro1" table:default-cell-style-name="ce4">
              <table:table-cell table:style-name="ce3">
                <text:p text:style-name="P5">Asynchronous</text:p>
              </table:table-cell>
              <table:table-cell/>
              <table:table-cell>
                <text:p text:style-name="P6"><text:span text:style-name="T6">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5">
                <text:p text:style-name="P5">Thread-local</text:p>
              </table:table-cell>
              <table:table-cell/>
              <table:table-cell/>
              <table:table-cell>
                <text:p text:style-name="P6"><text:span text:style-name="T6">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 text:style-name="P5">Coordinated</text:p>
              </table:table-cell>
              <table:table-cell/>
              <table:table-cell/>
              <table:table-cell/>
              <table:table-cell>
                <text:p text:style-name="P6"><text:span text:style-name="T6"></text:span></text:p>
              </table:table-cell>
            </table:table-row>
            <table:table-row table:style-name="ro2" table:default-cell-style-name="ce6">
              <table:table-cell table:style-name="ce5">
                <text:p text:style-name="P5">Might retry</text:p>
              </table:table-cell>
              <table:table-cell>
                <text:p text:style-name="P6"><text:span text:style-name="T6"></text:span></text:p>
              </table:table-cell>
              <table:table-cell/>
              <table:table-cell/>
              <table:table-cell>
                <text:p text:style-name="P6"><text:span text:style-name="T6">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Any questions?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http://clojure.org</text:p>
                <text:p text:style-name="P1"/>
                <text:p text:style-name="P1">http://joyofclojure.com</text:p>
                <text:p text:style-name="P1"/>
                <text:p text:style-name="P1">RubyLearning ”Joy of Clojure”</text:p>
                <text:p text:style-name="P1">promotion next week</text:p>
                <text:p text:style-name="P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001cm" presentation:class="title">
          <draw:text-box>
            <text:p>What is Concurrency?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oosely coordinated threads in a single process</text:p>
              </text:list-item>
              <text:list-item>
                <text:p text:style-name="P1">Not parallelism</text:p>
                <text:list>
                  <text:list-item>
                    <text:p>see pmap, fork/join lib</text:p>
                  </text:list-item>
                </text:list>
              </text:list-item>
              <text:list-item>
                <text:p text:style-name="P1">Not distributed</text:p>
                <text:list>
                  <text:list-item>
                    <text:p>see Erlang, cloud computing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5-18T21:27:15</meta:creation-date>
    <dc:language>fi-FI</dc:language>
    <meta:editing-cycles>18</meta:editing-cycles>
    <meta:editing-duration>PT14H47M20S</meta:editing-duration>
    <meta:initial-creator>Chris Houser</meta:initial-creator>
    <dc:date>2010-05-19T12:14:16</dc:date>
    <dc:creator>Chris Houser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Glossy.otp"/>
  </office:meta>
</office:document-meta>
</file>